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-gradient-name="gradient" draw:fill-hatch-name="hatch"/>
      <style:paragraph-properties fo:margin-left="0.25in" fo:margin-right="0in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2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3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4" style:family="paragraph" style:parent-style-name="Standard">
      <loext:graphic-properties draw:fill-gradient-name="gradient" draw:fill-hatch-name="hatch"/>
      <style:paragraph-properties fo:margin-left="1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5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2972cc" style:font-size-asian="12.3999996185303pt" style:font-size-complex="12.3999996185303pt"/>
    </style:style>
    <style:style style:name="P6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2a30ad" style:font-size-asian="12.3999996185303pt" style:font-size-complex="12.3999996185303pt"/>
    </style:style>
    <style:style style:name="P7" style:family="paragraph" style:parent-style-name="Standard" style:master-page-name="">
      <loext:graphic-properties draw:fill-gradient-name="gradient" draw:fill-hatch-name="hatch"/>
      <style:paragraph-properties fo:margin-left="0.25in" fo:margin-right="0in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8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9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10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1b769a" style:font-size-asian="12.3999996185303pt" style:font-size-complex="12.3999996185303pt"/>
    </style:style>
    <style:style style:name="P11" style:family="paragraph" style:parent-style-name="Standard">
      <loext:graphic-properties draw:fill-gradient-name="gradient" draw:fill-hatch-name="hatch"/>
      <style:paragraph-properties fo:margin-left="0.25in" fo:margin-right="0in" fo:line-height="100%" fo:text-indent="0in" style:auto-text-indent="false">
        <style:tab-stops/>
      </style:paragraph-properties>
      <style:text-properties style:font-name="Verdana" fo:font-size="12.3999996185303pt" officeooo:rsid="000a45db" officeooo:paragraph-rsid="001b769a" style:font-size-asian="12.3999996185303pt" style:font-size-complex="12.3999996185303pt"/>
    </style:style>
    <style:style style:name="P12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2ce9fc" style:font-size-asian="12.3999996185303pt" style:font-size-complex="12.3999996185303pt"/>
    </style:style>
    <style:style style:name="P13" style:family="paragraph" style:parent-style-name="Standard">
      <loext:graphic-properties draw:fill-gradient-name="gradient" draw:fill-hatch-name="hatch"/>
      <style:paragraph-properties fo:margin-left="0.25in" fo:margin-right="0in" fo:line-height="100%" fo:text-indent="0in" style:auto-text-indent="false">
        <style:tab-stops/>
      </style:paragraph-properties>
      <style:text-properties style:font-name="Verdana" fo:font-size="12.3999996185303pt" officeooo:rsid="000a45db" officeooo:paragraph-rsid="002ce9fc" style:font-size-asian="12.3999996185303pt" style:font-size-complex="12.3999996185303pt"/>
    </style:style>
    <style:style style:name="P14" style:family="paragraph" style:parent-style-name="Standard">
      <loext:graphic-properties draw:fill-gradient-name="gradient" draw:fill-hatch-name="hatch"/>
      <style:paragraph-properties fo:margin-left="0.25in" fo:margin-right="0in" fo:line-height="100%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15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16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33a130" officeooo:paragraph-rsid="0033a130" style:font-size-asian="12.3999996185303pt" style:font-size-complex="12.3999996185303pt"/>
    </style:style>
    <style:style style:name="P17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34b2fc" officeooo:paragraph-rsid="0034b2fc" style:font-size-asian="12.3999996185303pt" style:font-size-complex="12.3999996185303pt"/>
    </style:style>
    <style:style style:name="P18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fo:font-weight="normal" officeooo:rsid="001da268" officeooo:paragraph-rsid="00239907" style:font-size-asian="12.3999996185303pt" style:font-weight-asian="normal" style:font-size-complex="12.3999996185303pt" style:font-weight-complex="normal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31df94" officeooo:paragraph-rsid="0031df94" style:font-size-asian="12.3999996185303pt" style:font-size-complex="12.3999996185303pt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31df94" officeooo:paragraph-rsid="0031df94" style:font-size-asian="12.3999996185303pt" style:font-size-complex="12.3999996185303pt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left="1.25in" fo:margin-right="0in" fo:text-indent="-0.25in" style:auto-text-indent="false">
        <style:tab-stops/>
      </style:paragraph-properties>
      <style:text-properties style:font-name="Verdana" fo:font-size="12.3999996185303pt" officeooo:rsid="000a45db" officeooo:paragraph-rsid="000bc229" style:font-size-asian="12.3999996185303pt" style:font-size-complex="12.3999996185303pt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1b769a" officeooo:paragraph-rsid="001b769a" style:font-size-asian="12.3999996185303pt" style:font-size-complex="12.3999996185303pt"/>
    </style:style>
    <style:style style:name="P25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1b769a" officeooo:paragraph-rsid="002ce9fc" style:font-size-asian="12.3999996185303pt" style:font-size-complex="12.3999996185303pt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0bc229" style:font-size-asian="12.3999996185303pt" style:font-size-complex="12.3999996185303pt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1384b4" style:font-size-asian="12.3999996185303pt" style:font-size-complex="12.3999996185303pt"/>
    </style:style>
    <style:style style:name="P28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c2523" officeooo:paragraph-rsid="001384b4" style:font-size-asian="12.3999996185303pt" style:font-size-complex="12.3999996185303pt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2a30ad" officeooo:paragraph-rsid="002a30ad" style:font-size-asian="12.3999996185303pt" style:font-size-complex="12.3999996185303pt"/>
    </style:style>
    <style:style style:name="P30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1da268" style:font-size-asian="10.8500003814697pt" style:font-size-complex="12.3999996185303pt"/>
    </style:style>
    <style:style style:name="P31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25607b" style:font-size-asian="10.8500003814697pt" style:font-size-complex="12.3999996185303pt"/>
    </style:style>
    <style:style style:name="T1" style:family="text">
      <style:text-properties style:font-size-asian="12.3999996185303pt"/>
    </style:style>
    <style:style style:name="T2" style:family="text">
      <style:text-properties officeooo:rsid="001da268" style:font-size-asian="12.3999996185303pt"/>
    </style:style>
    <style:style style:name="T3" style:family="text">
      <style:text-properties officeooo:rsid="0026e10a" style:font-size-asian="12.3999996185303pt"/>
    </style:style>
    <style:style style:name="T4" style:family="text">
      <style:text-properties officeooo:rsid="0031df94"/>
    </style:style>
    <style:style style:name="T5" style:family="text">
      <style:text-properties officeooo:rsid="0034b2fc"/>
    </style:style>
    <style:style style:name="T6" style:family="text">
      <style:text-properties officeooo:rsid="003d83a2"/>
    </style:style>
    <style:style style:name="T7" style:family="text">
      <style:text-properties officeooo:rsid="003d8e0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list xml:id="list1658238953" text:style-name="L1">
        <text:list-item>
          <text:p text:style-name="P19">Docs:</text:p>
        </text:list-item>
      </text:list>
      <text:p text:style-name="P10">https://github.com/crytic/slither</text:p>
      <text:p text:style-name="P11">https://github.com/crytic/slither/wiki</text:p>
      <text:p text:style-name="P15">https://github.com/crytic/slither/wiki/Usage</text:p>
      <text:p text:style-name="P14"/>
      <text:list xml:id="list190223365281947" text:continue-numbering="true" text:style-name="L1">
        <text:list-item>
          <text:p text:style-name="P19">How to use.</text:p>
        </text:list-item>
      </text:list>
      <text:p text:style-name="P7"/>
      <text:p text:style-name="P8">{</text:p>
      <text:list xml:id="list190223747309873" text:continue-numbering="true" text:style-name="L1">
        <text:list-item>
          <text:p text:style-name="P21">Make sure Python is already installed.</text:p>
        </text:list-item>
      </text:list>
      <text:p text:style-name="P9"/>
      <text:p text:style-name="P9">python3 <text:s/>--version</text:p>
      <text:p text:style-name="P9"/>
      <text:list xml:id="list190224692452402" text:continue-numbering="true" text:style-name="L1">
        <text:list-item>
          <text:p text:style-name="P21">Make sure PIP is not yet installed.</text:p>
        </text:list-item>
      </text:list>
      <text:p text:style-name="P9"/>
      <text:p text:style-name="P9">pip3 <text:s/>--version</text:p>
      <text:p text:style-name="P9"/>
      <text:list xml:id="list190225199286512" text:continue-numbering="true" text:style-name="L1">
        <text:list-item>
          <text:p text:style-name="P21">If necessary, Install PIP.</text:p>
        </text:list-item>
      </text:list>
      <text:p text:style-name="P9"/>
      <text:p text:style-name="P9">sudo apt install python3-pip</text:p>
      <text:p text:style-name="P9"/>
      <text:p text:style-name="P9">pip3 <text:s/>--version</text:p>
      <text:p text:style-name="P9"/>
      <text:list xml:id="list190225046699573" text:continue-numbering="true" text:style-name="L1">
        <text:list-item>
          <text:p text:style-name="P21">Install Slither.</text:p>
        </text:list-item>
      </text:list>
      <text:p text:style-name="P9"><text:span text:style-name="T4">I</text:span>t<text:span text:style-name="T4"> would </text:span>probably <text:span text:style-name="T4">be </text:span>a good idea to install it into a virtual environment (per project), but, to keep it simple, let's install it globally.</text:p>
      <text:p text:style-name="P9"/>
      <text:p text:style-name="P9">python3 -m pip install slither-analyzer</text:p>
      <text:p text:style-name="P9"/>
      <text:list xml:id="list190224423494214" text:continue-numbering="true" text:style-name="L1">
        <text:list-item>
          <text:p text:style-name="P21">If Slither is already installed, upgrade it to the latest version.</text:p>
        </text:list-item>
      </text:list>
      <text:p text:style-name="P9"/>
      <text:p text:style-name="P9">python3 -m pip install --upgrade slither-analyzer</text:p>
      <text:p text:style-name="P9"/>
      <text:list xml:id="list190223226957169" text:continue-numbering="true" text:style-name="L1">
        <text:list-item>
          <text:p text:style-name="P21">Run Slither in a Hardhat/Foundry/Dapp/Brownie project folder.</text:p>
        </text:list-item>
      </text:list>
      <text:p text:style-name="P9"/>
      <text:p text:style-name="P9">slither .</text:p>
      <text:p text:style-name="P9"/>
      <text:list xml:id="list190224670746291" text:continue-numbering="true" text:style-name="L1">
        <text:list-item>
          <text:p text:style-name="P21">Or run it in a different folder and <text:span text:style-name="T6">specify</text:span> project folder in the command line.</text:p>
        </text:list-item>
      </text:list>
      <text:p text:style-name="P9"/>
      <text:p text:style-name="P9">slither path/to/hardhat-project</text:p>
      <text:p text:style-name="P9"/>
      <text:list xml:id="list190224614311292" text:continue-numbering="true" text:style-name="L1">
        <text:list-item>
          <text:p text:style-name="P20">Slither supports a number of command line parameters, some of which the "slither-1.bash" script <text:span text:style-name="T7">provides</text:span>.</text:p>
        </text:list-item>
      </text:list>
      <text:p text:style-name="P9"/>
      <text:list xml:id="list190224707842652" text:continue-numbering="true" text:style-name="L1">
        <text:list-item>
          <text:p text:style-name="P20">Execute the "slither-1.bash" script.</text:p>
        </text:list-item>
      </text:list>
      <text:p text:style-name="P16">It will generate a Markdown report file named "<text:span text:style-name="T4">slither-1</text:span>-output.md".</text:p>
      <text:p text:style-name="P16">Open it in VS Code and press Ctrl+Shift+V to <text:span text:style-name="T5">open</text:span> Markdown Preview.</text:p>
      <text:p text:style-name="P17">In there, you can click links to open solidity source files.</text:p>
      <text:p text:style-name="P9"/>
      <text:list xml:id="list190223809445219" text:continue-numbering="true" text:style-name="L1">
        <text:list-item>
          <text:p text:style-name="P21"/>
        </text:list-item>
      </text:list>
      <text:p text:style-name="P9"/>
      <text:list xml:id="list190224610740628" text:continue-numbering="true" text:style-name="L1">
        <text:list-item>
          <text:p text:style-name="P21"/>
        </text:list-item>
      </text:list>
      <text:p text:style-name="P9"/>
      <text:p text:style-name="P8">}</text:p>
      <text:p text:style-name="P14"/>
      <text:list xml:id="list190223615466317" text:continue-numbering="true" text:style-name="L1">
        <text:list-item>
          <text:p text:style-name="P24"/>
        </text:list-item>
      </text:list>
      <text:p text:style-name="P10"/>
      <text:list xml:id="list190223654307691" text:continue-numbering="true" text:style-name="L1">
        <text:list-item>
          <text:p text:style-name="P24"/>
        </text:list-item>
      </text:list>
      <text:p text:style-name="P10"/>
      <text:list xml:id="list190225294683685" text:continue-numbering="true" text:style-name="L1">
        <text:list-item>
          <text:p text:style-name="P24"/>
        </text:list-item>
      </text:list>
      <text:p text:style-name="P10"/>
      <text:list xml:id="list190223464139984" text:continue-numbering="true" text:style-name="L1">
        <text:list-item>
          <text:p text:style-name="P24"/>
        </text:list-item>
      </text:list>
      <text:p text:style-name="P10"/>
      <text:list xml:id="list190223938243790" text:continue-numbering="true" text:style-name="L1">
        <text:list-item>
          <text:p text:style-name="P24"/>
        </text:list-item>
      </text:list>
      <text:p text:style-name="P10"/>
      <text:list xml:id="list190223695875190" text:continue-numbering="true" text:style-name="L1">
        <text:list-item>
          <text:p text:style-name="P24"/>
        </text:list-item>
      </text:list>
      <text:p text:style-name="P10"/>
      <text:list xml:id="list190223829721373" text:continue-numbering="true" text:style-name="L1">
        <text:list-item>
          <text:p text:style-name="P24"/>
        </text:list-item>
      </text:list>
      <text:p text:style-name="P10"/>
      <text:list xml:id="list190223353545809" text:continue-numbering="true" text:style-name="L1">
        <text:list-item>
          <text:p text:style-name="P24"/>
        </text:list-item>
      </text:list>
      <text:p text:style-name="P10"/>
      <text:list xml:id="list190224570765294" text:continue-numbering="true" text:style-name="L1">
        <text:list-item>
          <text:p text:style-name="P24"/>
        </text:list-item>
      </text:list>
      <text:p text:style-name="P10"/>
      <text:list xml:id="list190224702532422" text:continue-numbering="true" text:style-name="L1">
        <text:list-item>
          <text:p text:style-name="P24"/>
        </text:list-item>
      </text:list>
      <text:p text:style-name="P1"/>
      <text:p text:style-name="P2">{</text:p>
      <text:list xml:id="list190224209645708" text:continue-numbering="true" text:style-name="L1">
        <text:list-item>
          <text:p text:style-name="P22"/>
        </text:list-item>
      </text:list>
      <text:p text:style-name="P3"/>
      <text:list xml:id="list190224758649216" text:continue-numbering="true" text:style-name="L1">
        <text:list-item>
          <text:p text:style-name="P22"/>
        </text:list-item>
      </text:list>
      <text:p text:style-name="P3"/>
      <text:p text:style-name="P3">{</text:p>
      <text:list xml:id="list190225134554353" text:continue-numbering="true" text:style-name="L1">
        <text:list-item>
          <text:p text:style-name="P23"/>
        </text:list-item>
      </text:list>
      <text:p text:style-name="P4"/>
      <text:list xml:id="list190224140937294" text:continue-numbering="true" text:style-name="L1">
        <text:list-item>
          <text:p text:style-name="P23"/>
        </text:list-item>
      </text:list>
      <text:p text:style-name="P4"/>
      <text:p text:style-name="P3">}</text:p>
      <text:p text:style-name="P3"/>
      <text:list xml:id="list190224081239245" text:continue-numbering="true" text:style-name="L1">
        <text:list-item>
          <text:p text:style-name="P22"/>
        </text:list-item>
      </text:list>
      <text:p text:style-name="P3"/>
      <text:list xml:id="list190225039912763" text:continue-numbering="true" text:style-name="L1">
        <text:list-item>
          <text:p text:style-name="P22"/>
        </text:list-item>
      </text:list>
      <text:p text:style-name="P3"/>
      <text:p text:style-name="P2">}</text:p>
      <text:p text:style-name="P2"/>
      <text:list xml:id="list190224528137985" text:continue-numbering="true" text:style-name="L1">
        <text:list-item>
          <text:p text:style-name="P26"/>
        </text:list-item>
      </text:list>
      <text:p text:style-name="P12"/>
      <text:list xml:id="list190223256407731" text:continue-numbering="true" text:style-name="L1">
        <text:list-item>
          <text:p text:style-name="P25"/>
        </text:list-item>
      </text:list>
      <text:p text:style-name="P12"/>
      <text:list xml:id="list190223980953697" text:continue-numbering="true" text:style-name="L1">
        <text:list-item>
          <text:p text:style-name="P25"/>
        </text:list-item>
      </text:list>
      <text:p text:style-name="P12"/>
      <text:list xml:id="list190223675437594" text:continue-numbering="true" text:style-name="L1">
        <text:list-item>
          <text:p text:style-name="P25"/>
        </text:list-item>
      </text:list>
      <text:p text:style-name="P12"/>
      <text:list xml:id="list190224266898621" text:continue-numbering="true" text:style-name="L1">
        <text:list-item>
          <text:p text:style-name="P25"/>
        </text:list-item>
      </text:list>
      <text:p text:style-name="P12"/>
      <text:list xml:id="list190224243544284" text:continue-numbering="true" text:style-name="L1">
        <text:list-item>
          <text:p text:style-name="P25"/>
        </text:list-item>
      </text:list>
      <text:p text:style-name="P13"/>
      <text:list xml:id="list190224010364457" text:continue-numbering="true" text:style-name="L1">
        <text:list-item>
          <text:p text:style-name="P26"/>
        </text:list-item>
      </text:list>
      <text:p text:style-name="P2"/>
      <text:list xml:id="list190224284162015" text:continue-numbering="true" text:style-name="L1">
        <text:list-item>
          <text:p text:style-name="P27">* <text:span text:style-name="ToDo-0">ToDo-0</text:span> *</text:p>
        </text:list-item>
      </text:list>
      <text:p text:style-name="P5"/>
      <text:list xml:id="list190224207690080" text:continue-numbering="true" text:style-name="L1">
        <text:list-item>
          <text:p text:style-name="P27">* <text:span text:style-name="ToDo-1">ToDo-1</text:span> *</text:p>
        </text:list-item>
      </text:list>
      <text:p text:style-name="P5"/>
      <text:list xml:id="list190224319049815" text:continue-numbering="true" text:style-name="L1">
        <text:list-item>
          <text:p text:style-name="P30"><text:span text:style-name="T1">* </text:span><text:span text:style-name="ToDo-2"><text:span text:style-name="T1">ToDo-</text:span></text:span><text:span text:style-name="ToDo-2"><text:span text:style-name="T2">2</text:span></text:span><text:span text:style-name="T1"> *</text:span></text:p>
        </text:list-item>
      </text:list>
      <text:p text:style-name="P5"/>
      <text:list xml:id="list190225276154245" text:continue-numbering="true" text:style-name="L1">
        <text:list-item>
          <text:p text:style-name="P31"><text:span text:style-name="T1">* </text:span><text:span text:style-name="ToDo-3"><text:span text:style-name="T1">ToDo-</text:span></text:span><text:span text:style-name="ToDo-3"><text:span text:style-name="T3">3</text:span></text:span><text:span text:style-name="T1"> *</text:span></text:p>
        </text:list-item>
      </text:list>
      <text:p text:style-name="P5"/>
      <text:list xml:id="list190225252156966" text:continue-numbering="true" text:style-name="L1">
        <text:list-item>
          <text:p text:style-name="P28">* <text:span text:style-name="Do-Not-Do">Do-Not-Do</text:span> *</text:p>
        </text:list-item>
      </text:list>
      <text:p text:style-name="P5"/>
      <text:list xml:id="list190223789876432" text:continue-numbering="true" text:style-name="L1">
        <text:list-item>
          <text:p text:style-name="P28">* <text:span text:style-name="Done">Done</text:span> *</text:p>
        </text:list-item>
      </text:list>
      <text:p text:style-name="P5"/>
      <text:list xml:id="list190223335870651" text:continue-numbering="true" text:style-name="L1">
        <text:list-item>
          <text:p text:style-name="P27">* <text:span text:style-name="Important">Important</text:span> *</text:p>
        </text:list-item>
      </text:list>
      <text:p text:style-name="P6"/>
      <text:list xml:id="list190223859052466" text:continue-numbering="true" text:style-name="L1">
        <text:list-item>
          <text:p text:style-name="P29"/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oDo-0" style:family="text">
      <style:text-properties loext:padding="0in" loext:border="2.24pt solid #c9211e"/>
    </style:style>
    <style:style style:name="ToDo-1" style:family="text">
      <style:text-properties loext:padding="0in" loext:border="2.24pt solid #b47804"/>
    </style:style>
    <style:style style:name="ToDo-2" style:family="text">
      <style:text-properties loext:padding="0in" loext:border="2.24pt solid #a1467e"/>
    </style:style>
    <style:style style:name="Done" style:family="text">
      <style:text-properties loext:padding="0in" loext:border="2.24pt solid #069a2e"/>
    </style:style>
    <style:style style:name="Important" style:family="text">
      <style:text-properties loext:padding="0in" loext:border="2.24pt solid #acb20c"/>
    </style:style>
    <style:style style:name="ToDo-3" style:family="text">
      <style:text-properties loext:padding="0in" loext:border="2.24pt solid #5983b0"/>
    </style:style>
    <style:style style:name="Do-Not-Do" style:family="text">
      <style:text-properties loext:padding="0in" loext:border="2.24pt solid #80808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07:00:47.973945201</meta:creation-date>
    <dc:date>2024-09-08T19:02:22.995203201</dc:date>
    <meta:editing-duration>PT4H18M23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1" meta:paragraph-count="65" meta:word-count="235" meta:character-count="1255" meta:non-whitespace-character-count="1104"/>
  </office:meta>
</office:document-meta>
</file>